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002cm" table:align="margins"/>
    </style:style>
    <style:style style:name="Table1.A" style:family="table-column">
      <style:table-column-properties style:column-width="15.61cm" style:rel-column-width="56827*"/>
    </style:style>
    <style:style style:name="Table1.B" style:family="table-column">
      <style:table-column-properties style:column-width="2.392cm" style:rel-column-width="8708*"/>
    </style:style>
    <style:style style:name="Table1.A1" style:family="table-cell">
      <style:table-cell-properties fo:background-color="transparent" fo:padding="0cm" fo:border="none">
        <style:background-image/>
      </style:table-cell-properties>
    </style:style>
    <style:style style:name="Table2" style:family="table">
      <style:table-properties style:width="17.992cm" table:align="left"/>
    </style:style>
    <style:style style:name="Table2.A" style:family="table-column">
      <style:table-column-properties style:column-width="15.609cm"/>
    </style:style>
    <style:style style:name="Table2.B" style:family="table-column">
      <style:table-column-properties style:column-width="2.383cm"/>
    </style:style>
    <style:style style:name="Table2.A1" style:family="table-cell">
      <style:table-cell-properties fo:padding="0cm" fo:border="none"/>
    </style:style>
    <style:style style:name="Table3" style:family="table">
      <style:table-properties style:width="18.002cm" table:align="margins"/>
    </style:style>
    <style:style style:name="Table3.A" style:family="table-column">
      <style:table-column-properties style:column-width="15.187cm" style:rel-column-width="55286*"/>
    </style:style>
    <style:style style:name="Table3.B" style:family="table-column">
      <style:table-column-properties style:column-width="2.815cm" style:rel-column-width="10249*"/>
    </style:style>
    <style:style style:name="Table3.A1" style:family="table-cell">
      <style:table-cell-properties fo:padding="0cm" fo:border="none"/>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3" style:family="paragraph" style:parent-style-name="Standard">
      <style:paragraph-properties fo:margin-top="0.3cm" fo:margin-bottom="0cm" loext:contextual-spacing="false" fo:text-align="start" style:justify-single-word="false" style:shadow="none"/>
      <style:text-properties fo:font-size="11pt" fo:font-weight="bold" style:font-size-asian="11pt" style:font-weight-asian="bold" style:font-size-complex="11pt" style:font-weight-complex="bold"/>
    </style:style>
    <style:style style:name="P4" style:family="paragraph" style:parent-style-name="Table_20_Contents">
      <style:paragraph-properties fo:margin-top="0.3cm" fo:margin-bottom="0cm" loext:contextual-spacing="false" fo:text-align="end" style:justify-single-word="false" style:shadow="none"/>
      <style:text-properties fo:font-size="11pt" fo:font-weight="bold" style:font-size-asian="11pt" style:font-weight-asian="bold" style:font-size-complex="11pt" style:font-weight-complex="bold"/>
    </style:style>
    <style:style style:name="P5" style:family="paragraph" style:parent-style-name="Table_20_Contents">
      <style:paragraph-properties fo:margin-top="0.3cm" fo:margin-bottom="0cm" loext:contextual-spacing="false" fo:text-align="start" style:justify-single-word="false" style:shadow="none"/>
      <style:text-properties fo:font-size="11pt" fo:font-weight="bold" style:font-size-asian="11pt" style:font-weight-asian="bold" style:font-size-complex="11pt" style:font-weight-complex="bold"/>
    </style:style>
    <style:style style:name="P6" style:family="paragraph" style:parent-style-name="Table_20_Contents">
      <style:paragraph-properties fo:margin-top="0.3cm" fo:margin-bottom="0cm" loext:contextual-spacing="false" fo:text-align="start" style:justify-single-word="false" style:shadow="none"/>
      <style:text-properties fo:font-size="11pt" fo:font-weight="bold" officeooo:rsid="000652fb" officeooo:paragraph-rsid="000652fb" style:font-size-asian="11pt" style:font-weight-asian="bold" style:font-size-complex="11pt" style:font-weight-complex="bold"/>
    </style:style>
    <style:style style:name="P7" style:family="paragraph" style:parent-style-name="Table_20_Contents">
      <style:paragraph-properties fo:margin-top="0.3cm" fo:margin-bottom="0cm" loext:contextual-spacing="false" fo:text-align="start" style:justify-single-word="false" style:shadow="none"/>
      <style:text-properties fo:font-size="11pt" fo:font-weight="bold" officeooo:rsid="0018a035" officeooo:paragraph-rsid="0018a035" style:font-size-asian="11pt" style:font-weight-asian="bold" style:font-size-complex="11pt" style:font-weight-complex="bold"/>
    </style:style>
    <style:style style:name="P8" style:family="paragraph" style:parent-style-name="Table_20_Contents">
      <style:paragraph-properties fo:margin-top="0.3cm" fo:margin-bottom="0cm" loext:contextual-spacing="false" fo:text-align="start" style:justify-single-word="false"/>
      <style:text-properties fo:font-size="11pt" fo:font-weight="bold" style:font-size-asian="9.60000038146973pt" style:font-weight-asian="bold" style:font-size-complex="11pt" style:font-weight-complex="bold"/>
    </style:style>
    <style:style style:name="P9" style:family="paragraph" style:parent-style-name="Table_20_Contents">
      <style:paragraph-properties fo:margin-top="0.3cm" fo:margin-bottom="0cm" loext:contextual-spacing="false" fo:text-align="start" style:justify-single-word="false"/>
      <style:text-properties fo:font-size="11pt" fo:font-weight="bold" officeooo:rsid="000652fb" officeooo:paragraph-rsid="000652fb" style:font-size-asian="9.60000038146973pt" style:font-weight-asian="bold" style:font-size-complex="11pt" style:font-weight-complex="bold"/>
    </style:style>
    <style:style style:name="P10" style:family="paragraph" style:parent-style-name="Table_20_Contents">
      <style:paragraph-properties fo:margin-top="0.3cm" fo:margin-bottom="0cm" loext:contextual-spacing="false" fo:text-align="start" style:justify-single-word="false"/>
      <style:text-properties fo:font-size="11pt" fo:font-weight="bold" officeooo:rsid="0018a035" officeooo:paragraph-rsid="0018a035" style:font-size-asian="9.60000038146973pt" style:font-weight-asian="bold" style:font-size-complex="11pt" style:font-weight-complex="bold"/>
    </style:style>
    <style:style style:name="P11" style:family="paragraph" style:parent-style-name="Table_20_Contents">
      <style:paragraph-properties fo:margin-top="0.3cm" fo:margin-bottom="0cm" loext:contextual-spacing="false" fo:text-align="start" style:justify-single-word="false"/>
      <style:text-properties fo:font-size="11pt" fo:font-weight="bold" style:font-size-asian="11pt" style:font-weight-asian="bold" style:font-size-complex="11pt" style:font-weight-complex="bold"/>
    </style:style>
    <style:style style:name="P12" style:family="paragraph" style:parent-style-name="Standard">
      <style:paragraph-properties fo:margin-top="0.3cm" fo:margin-bottom="0cm" loext:contextual-spacing="false" fo:text-align="start" style:justify-single-word="false"/>
      <style:text-properties fo:font-size="11pt" fo:font-weight="bold" style:font-size-asian="11pt" style:font-weight-asian="bold" style:font-size-complex="11pt" style:font-weight-complex="bold"/>
    </style:style>
    <style:style style:name="P13" style:family="paragraph" style:parent-style-name="Standard">
      <style:paragraph-properties fo:margin-top="0.499cm" fo:margin-bottom="0cm" loext:contextual-spacing="false" fo:text-align="start" style:justify-single-word="false" fo:padding="0.049cm" fo:border-left="none" fo:border-right="none" fo:border-top="none" fo:border-bottom="0.06pt solid #000000" style:shadow="none"/>
      <style:text-properties fo:font-size="12pt" fo:font-weight="bold" style:font-size-asian="10.5pt" style:font-weight-asian="bold" style:font-size-complex="12pt" style:font-weight-complex="bold"/>
    </style:style>
    <style:style style:name="P14" style:family="paragraph" style:parent-style-name="Standard">
      <style:paragraph-properties fo:margin-top="0.499cm" fo:margin-bottom="0cm" loext:contextual-spacing="false" fo:text-align="start" style:justify-single-word="false" fo:padding="0.049cm" fo:border-left="none" fo:border-right="none" fo:border-top="none" fo:border-bottom="0.06pt solid #000000" style:shadow="none" style:join-border="false"/>
      <style:text-properties fo:font-size="12pt" fo:font-weight="bold" style:font-size-asian="10.5pt" style:font-weight-asian="bold" style:font-size-complex="12pt" style:font-weight-complex="bold"/>
    </style:style>
    <style:style style:name="P15" style:family="paragraph" style:parent-style-name="Standard">
      <style:paragraph-properties fo:margin-top="0.499cm" fo:margin-bottom="0cm" loext:contextual-spacing="false" fo:text-align="start" style:justify-single-word="false" fo:padding="0.049cm" fo:border-left="none" fo:border-right="none" fo:border-top="none" fo:border-bottom="0.06pt solid #000000" style:shadow="none" style:join-border="false"/>
      <style:text-properties fo:font-size="12pt" fo:font-weight="bold" style:font-size-asian="12pt" style:font-weight-asian="bold" style:font-size-complex="12pt" style:font-weight-complex="bold"/>
    </style:style>
    <style:style style:name="P16" style:family="paragraph" style:parent-style-name="Standard">
      <style:paragraph-properties fo:margin-top="0.499cm" fo:margin-bottom="0cm" loext:contextual-spacing="false" fo:text-align="start" style:justify-single-word="false" fo:padding="0.049cm" fo:border-left="none" fo:border-right="none" fo:border-top="none" fo:border-bottom="0.06pt solid #000000" style:shadow="none" style:join-border="false"/>
      <style:text-properties fo:font-size="12pt" fo:font-weight="bold" officeooo:paragraph-rsid="000bfaae" style:font-size-asian="12pt" style:font-weight-asian="bold" style:font-size-complex="12pt" style:font-weight-complex="bold"/>
    </style:style>
    <style:style style:name="P17" style:family="paragraph" style:parent-style-name="Standard">
      <style:paragraph-properties fo:margin-top="0.499cm" fo:margin-bottom="0cm" loext:contextual-spacing="false" fo:text-align="start" style:justify-single-word="false" fo:padding="0.049cm" fo:border-left="none" fo:border-right="none" fo:border-top="none" fo:border-bottom="0.06pt solid #000000" style:shadow="none" style:join-border="false"/>
      <style:text-properties fo:font-size="12pt" fo:font-weight="bold" officeooo:rsid="0008b141" officeooo:paragraph-rsid="0008b141" style:font-size-asian="12pt" style:font-weight-asian="bold" style:font-size-complex="12pt" style:font-weight-complex="bold"/>
    </style:style>
    <style:style style:name="P18" style:family="paragraph" style:parent-style-name="Standard">
      <style:paragraph-properties fo:margin-top="0.499cm" fo:margin-bottom="0cm" loext:contextual-spacing="false" fo:text-align="start" style:justify-single-word="false" fo:padding="0.049cm" fo:border-left="none" fo:border-right="none" fo:border-top="none" fo:border-bottom="0.06pt solid #000000" style:shadow="none" style:join-border="false"/>
      <style:text-properties fo:font-size="12pt" fo:font-weight="bold" officeooo:rsid="000bfaae" officeooo:paragraph-rsid="000bfaae" style:font-size-asian="12pt" style:font-weight-asian="bold" style:font-size-complex="12pt" style:font-weight-complex="bold"/>
    </style:style>
    <style:style style:name="P19" style:family="paragraph" style:parent-style-name="Table_20_Contents">
      <style:paragraph-properties fo:margin-top="0cm" fo:margin-bottom="0cm" loext:contextual-spacing="false" fo:text-align="start" style:justify-single-word="false"/>
      <style:text-properties fo:font-size="10pt" fo:font-weight="normal" style:font-size-asian="10pt" style:font-weight-asian="normal" style:font-size-complex="10pt" style:font-weight-complex="normal"/>
    </style:style>
    <style:style style:name="P20" style:family="paragraph" style:parent-style-name="Table_20_Contents">
      <style:paragraph-properties fo:margin-top="0cm" fo:margin-bottom="0cm" loext:contextual-spacing="false" fo:text-align="start" style:justify-single-word="false"/>
      <style:text-properties fo:font-size="10pt" fo:font-weight="normal" style:font-size-asian="8.75pt" style:font-weight-asian="normal" style:font-size-complex="10pt" style:font-weight-complex="normal"/>
    </style:style>
    <style:style style:name="P21" style:family="paragraph" style:parent-style-name="Table_20_Contents">
      <style:paragraph-properties fo:margin-top="0cm" fo:margin-bottom="0cm" loext:contextual-spacing="false" fo:text-align="start" style:justify-single-word="false">
        <style:tab-stops/>
      </style:paragraph-properties>
      <style:text-properties fo:font-size="10pt" fo:font-weight="normal" style:font-size-asian="8.75pt" style:font-weight-asian="normal" style:font-size-complex="10pt" style:font-weight-complex="normal"/>
    </style:style>
    <style:style style:name="P22" style:family="paragraph" style:parent-style-name="Standard">
      <style:paragraph-properties fo:margin-top="0cm" fo:margin-bottom="0cm" loext:contextual-spacing="false" fo:text-align="start" style:justify-single-word="false"/>
      <style:text-properties fo:font-size="10pt" fo:font-weight="normal" style:font-size-asian="10pt" style:font-weight-asian="normal" style:font-size-complex="10pt" style:font-weight-complex="normal"/>
    </style:style>
    <style:style style:name="P23" style:family="paragraph" style:parent-style-name="Table_20_Contents">
      <style:paragraph-properties fo:margin-top="0cm" fo:margin-bottom="0cm" loext:contextual-spacing="false" fo:text-align="start" style:justify-single-word="false" style:shadow="none"/>
      <style:text-properties fo:font-size="10pt" fo:font-weight="normal" officeooo:rsid="0006d867" officeooo:paragraph-rsid="0006d867" style:font-size-asian="10pt" style:font-weight-asian="normal" style:font-size-complex="10pt" style:font-weight-complex="normal"/>
    </style:style>
    <style:style style:name="P24" style:family="paragraph" style:parent-style-name="Table_20_Contents">
      <style:paragraph-properties fo:text-align="start" style:justify-single-word="false"/>
      <style:text-properties fo:font-size="10pt" style:font-size-asian="10pt" style:font-size-complex="10pt"/>
    </style:style>
    <style:style style:name="P25" style:family="paragraph" style:parent-style-name="Standard">
      <style:paragraph-properties fo:margin-top="0.499cm" fo:margin-bottom="0.3cm" loext:contextual-spacing="false" fo:text-align="start" style:justify-single-word="false" fo:padding="0.049cm" fo:border-left="none" fo:border-right="none" fo:border-top="none" fo:border-bottom="0.06pt solid #000000" style:shadow="none" style:join-border="false"/>
      <style:text-properties fo:font-size="12pt" fo:font-weight="bold" officeooo:rsid="0008b141" officeooo:paragraph-rsid="0008b141" style:font-size-asian="12pt" style:font-weight-asian="bold" style:font-size-complex="12pt" style:font-weight-complex="bold"/>
    </style:style>
    <style:style style:name="P26" style:family="paragraph" style:parent-style-name="Standard">
      <style:paragraph-properties fo:text-align="center" style:justify-single-word="false"/>
      <style:text-properties fo:font-size="13pt" fo:font-weight="normal" officeooo:rsid="001eda3c" officeooo:paragraph-rsid="001eda3c" style:font-size-asian="13pt" style:font-weight-asian="normal" style:font-size-complex="13pt" style:font-weight-complex="normal"/>
    </style:style>
    <style:style style:name="P27" style:family="paragraph" style:parent-style-name="Standard">
      <style:paragraph-properties fo:text-align="center" style:justify-single-word="false">
        <style:tab-stops>
          <style:tab-stop style:position="3.704cm"/>
          <style:tab-stop style:position="9.79cm"/>
          <style:tab-stop style:position="13.891cm"/>
        </style:tab-stops>
      </style:paragraph-properties>
      <style:text-properties officeooo:paragraph-rsid="001eda3c"/>
    </style:style>
    <style:style style:name="P28" style:family="paragraph" style:parent-style-name="Standard" style:list-style-name="L1">
      <style:paragraph-properties fo:margin-top="0.3cm" fo:margin-bottom="0cm" loext:contextual-spacing="false" fo:text-align="start" style:justify-single-word="false" fo:padding="0cm" fo:border="none" style:shadow="none"/>
      <style:text-properties fo:font-size="11pt" fo:font-weight="normal" style:font-size-asian="11pt" style:font-weight-asian="normal" style:font-size-complex="11pt" style:font-weight-complex="normal"/>
    </style:style>
    <style:style style:name="P29" style:family="paragraph" style:parent-style-name="Standard" style:list-style-name="L8">
      <style:paragraph-properties fo:margin-top="0.3cm" fo:margin-bottom="0cm" loext:contextual-spacing="false" fo:text-align="start" style:justify-single-word="false" fo:padding="0cm" fo:border="none" style:shadow="none" style:join-border="false"/>
      <style:text-properties fo:font-size="11pt" fo:font-weight="normal" officeooo:rsid="001ff359" officeooo:paragraph-rsid="001ff359" style:font-size-asian="11pt" style:font-weight-asian="normal" style:font-size-complex="11pt" style:font-weight-complex="normal"/>
    </style:style>
    <style:style style:name="P30" style:family="paragraph" style:parent-style-name="Standard" style:list-style-name="L6">
      <style:paragraph-properties fo:margin-top="0.3cm" fo:margin-bottom="0cm" loext:contextual-spacing="false" fo:text-align="start" style:justify-single-word="false" fo:padding="0cm" fo:border="none" style:shadow="none" style:join-border="false"/>
      <style:text-properties fo:font-size="11pt" fo:font-weight="normal" style:font-size-asian="9.60000038146973pt" style:font-weight-asian="normal" style:font-size-complex="11pt" style:font-weight-complex="normal"/>
    </style:style>
    <style:style style:name="P31" style:family="paragraph" style:parent-style-name="Standard" style:list-style-name="L9">
      <style:paragraph-properties fo:margin-top="0.3cm" fo:margin-bottom="0cm" loext:contextual-spacing="false" fo:text-align="start" style:justify-single-word="false" fo:padding="0cm" fo:border="none" style:shadow="none" style:join-border="false"/>
      <style:text-properties fo:font-size="11pt" fo:font-weight="normal" style:font-size-asian="9.60000038146973pt" style:font-weight-asian="normal" style:font-size-complex="11pt" style:font-weight-complex="normal"/>
    </style:style>
    <style:style style:name="P32" style:family="paragraph" style:parent-style-name="Standard" style:list-style-name="L7">
      <style:paragraph-properties fo:margin-top="0.3cm" fo:margin-bottom="0cm" loext:contextual-spacing="false" fo:text-align="start" style:justify-single-word="false" fo:padding="0cm" fo:border="none" style:shadow="none" style:join-border="false"/>
      <style:text-properties fo:font-size="11pt" fo:font-weight="normal" officeooo:rsid="0021a9db" officeooo:paragraph-rsid="0021a9db" style:font-size-asian="9.60000038146973pt" style:font-weight-asian="normal" style:font-size-complex="11pt" style:font-weight-complex="normal"/>
    </style:style>
    <style:style style:name="P33" style:family="paragraph" style:parent-style-name="Standard" style:list-style-name="L1">
      <style:paragraph-properties fo:margin-top="0cm" fo:margin-bottom="0cm" loext:contextual-spacing="false" fo:text-align="start" style:justify-single-word="false" fo:padding="0cm" fo:border="none" style:shadow="none"/>
      <style:text-properties fo:font-size="11pt" fo:font-weight="normal" officeooo:rsid="000652fb" officeooo:paragraph-rsid="000652fb" style:font-size-asian="11pt" style:font-weight-asian="normal" style:font-size-complex="11pt" style:font-weight-complex="normal"/>
    </style:style>
    <style:style style:name="P34" style:family="paragraph" style:parent-style-name="Standard" style:list-style-name="L1">
      <style:paragraph-properties fo:margin-top="0cm" fo:margin-bottom="0cm" loext:contextual-spacing="false" fo:text-align="start" style:justify-single-word="false" fo:padding="0cm" fo:border="none" style:shadow="none"/>
      <style:text-properties fo:font-size="11pt" fo:font-weight="normal" officeooo:rsid="0008b141" officeooo:paragraph-rsid="0008b141" style:font-size-asian="11pt" style:font-weight-asian="normal" style:font-size-complex="11pt" style:font-weight-complex="normal"/>
    </style:style>
    <style:style style:name="P35" style:family="paragraph" style:parent-style-name="Standard" style:list-style-name="L1">
      <style:paragraph-properties fo:margin-top="0cm" fo:margin-bottom="0cm" loext:contextual-spacing="false" fo:text-align="start" style:justify-single-word="false" fo:padding="0cm" fo:border="none" style:shadow="none"/>
      <style:text-properties fo:font-size="11pt" fo:font-weight="normal" style:font-size-asian="11pt" style:font-weight-asian="normal" style:font-size-complex="11pt" style:font-weight-complex="normal"/>
    </style:style>
    <style:style style:name="P36" style:family="paragraph" style:parent-style-name="Standard" style:list-style-name="L1">
      <style:paragraph-properties fo:margin-top="0cm" fo:margin-bottom="0cm" loext:contextual-spacing="false" fo:text-align="start" style:justify-single-word="false" fo:padding="0cm" fo:border="none" style:shadow="none"/>
      <style:text-properties fo:font-size="11pt" fo:font-weight="normal" officeooo:paragraph-rsid="0008b141" style:font-size-asian="11pt" style:font-weight-asian="normal" style:font-size-complex="11pt" style:font-weight-complex="normal"/>
    </style:style>
    <style:style style:name="P37" style:family="paragraph" style:parent-style-name="Standard" style:list-style-name="L8">
      <style:paragraph-properties fo:margin-top="0cm" fo:margin-bottom="0cm" loext:contextual-spacing="false" fo:text-align="start" style:justify-single-word="false" fo:padding="0cm" fo:border="none" style:shadow="none" style:join-border="false"/>
      <style:text-properties fo:font-size="11pt" fo:font-weight="normal" style:font-size-asian="11pt" style:font-weight-asian="normal" style:font-size-complex="11pt" style:font-weight-complex="normal"/>
    </style:style>
    <style:style style:name="P38" style:family="paragraph" style:parent-style-name="Standard" style:list-style-name="L8">
      <style:paragraph-properties fo:margin-top="0cm" fo:margin-bottom="0cm" loext:contextual-spacing="false" fo:text-align="start" style:justify-single-word="false" fo:padding="0cm" fo:border="none" style:shadow="none" style:join-border="false"/>
      <style:text-properties fo:font-size="11pt" fo:font-weight="normal" officeooo:paragraph-rsid="00218b5f" style:font-size-asian="11pt" style:font-weight-asian="normal" style:font-size-complex="11pt" style:font-weight-complex="normal"/>
    </style:style>
    <style:style style:name="P39" style:family="paragraph" style:parent-style-name="Standard" style:list-style-name="L8">
      <style:paragraph-properties fo:margin-top="0cm" fo:margin-bottom="0cm" loext:contextual-spacing="false" fo:text-align="start" style:justify-single-word="false" fo:padding="0cm" fo:border="none" style:shadow="none" style:join-border="false"/>
      <style:text-properties fo:font-size="11pt" fo:font-weight="normal" officeooo:rsid="00123746" officeooo:paragraph-rsid="00123746" style:font-size-asian="11pt" style:font-weight-asian="normal" style:font-size-complex="11pt" style:font-weight-complex="normal"/>
    </style:style>
    <style:style style:name="P40" style:family="paragraph" style:parent-style-name="Standard" style:list-style-name="L8">
      <style:paragraph-properties fo:margin-top="0cm" fo:margin-bottom="0cm" loext:contextual-spacing="false" fo:text-align="start" style:justify-single-word="false" fo:padding="0cm" fo:border="none" style:shadow="none" style:join-border="false"/>
      <style:text-properties fo:font-size="11pt" fo:font-weight="normal" officeooo:rsid="001eda3c" officeooo:paragraph-rsid="001eda3c" style:font-size-asian="11pt" style:font-weight-asian="normal" style:font-size-complex="11pt" style:font-weight-complex="normal"/>
    </style:style>
    <style:style style:name="P41" style:family="paragraph" style:parent-style-name="Standard" style:list-style-name="L8">
      <style:paragraph-properties fo:margin-top="0cm" fo:margin-bottom="0cm" loext:contextual-spacing="false" fo:text-align="start" style:justify-single-word="false" fo:padding="0cm" fo:border="none" style:shadow="none" style:join-border="false"/>
      <style:text-properties fo:font-size="11pt" fo:font-weight="normal" officeooo:rsid="001ff359" officeooo:paragraph-rsid="001ff359" style:font-size-asian="11pt" style:font-weight-asian="normal" style:font-size-complex="11pt" style:font-weight-complex="normal"/>
    </style:style>
    <style:style style:name="P42" style:family="paragraph" style:parent-style-name="Standard" style:list-style-name="L2">
      <style:paragraph-properties fo:margin-top="0cm" fo:margin-bottom="0cm" loext:contextual-spacing="false" fo:text-align="start" style:justify-single-word="false" fo:padding="0cm" fo:border="none" style:shadow="none" style:join-border="false"/>
      <style:text-properties fo:font-size="11pt" fo:font-weight="normal" style:font-size-asian="9.60000038146973pt" style:font-weight-asian="normal" style:font-size-complex="11pt" style:font-weight-complex="normal"/>
    </style:style>
    <style:style style:name="P43" style:family="paragraph" style:parent-style-name="Standard" style:list-style-name="L7">
      <style:paragraph-properties fo:margin-top="0cm" fo:margin-bottom="0cm" loext:contextual-spacing="false" fo:text-align="start" style:justify-single-word="false" fo:padding="0cm" fo:border="none" style:shadow="none" style:join-border="false"/>
      <style:text-properties fo:font-size="11pt" fo:font-weight="normal" style:font-size-asian="9.60000038146973pt" style:font-weight-asian="normal" style:font-size-complex="11pt" style:font-weight-complex="normal"/>
    </style:style>
    <style:style style:name="P44" style:family="paragraph" style:parent-style-name="Standard" style:list-style-name="L7">
      <style:paragraph-properties fo:margin-top="0cm" fo:margin-bottom="0cm" loext:contextual-spacing="false" fo:text-align="start" style:justify-single-word="false" fo:padding="0cm" fo:border="none" style:shadow="none" style:join-border="false"/>
      <style:text-properties fo:font-size="11pt" fo:font-weight="normal" officeooo:paragraph-rsid="0022a659" style:font-size-asian="9.60000038146973pt" style:font-weight-asian="normal" style:font-size-complex="11pt" style:font-weight-complex="normal"/>
    </style:style>
    <style:style style:name="P45" style:family="paragraph" style:parent-style-name="Standard" style:list-style-name="L7">
      <style:paragraph-properties fo:margin-top="0cm" fo:margin-bottom="0cm" loext:contextual-spacing="false" fo:text-align="start" style:justify-single-word="false" fo:padding="0cm" fo:border="none" style:shadow="none" style:join-border="false"/>
      <style:text-properties fo:font-size="11pt" fo:font-weight="normal" officeooo:paragraph-rsid="00263d56" style:font-size-asian="9.60000038146973pt" style:font-weight-asian="normal" style:font-size-complex="11pt" style:font-weight-complex="normal"/>
    </style:style>
    <style:style style:name="P46" style:family="paragraph" style:parent-style-name="Standard" style:list-style-name="L7">
      <style:paragraph-properties fo:margin-top="0cm" fo:margin-bottom="0cm" loext:contextual-spacing="false" fo:text-align="start" style:justify-single-word="false" fo:padding="0cm" fo:border="none" style:shadow="none" style:join-border="false">
        <style:tab-stops>
          <style:tab-stop style:position="0.529cm"/>
        </style:tab-stops>
      </style:paragraph-properties>
      <style:text-properties fo:font-size="11pt" fo:font-weight="normal" officeooo:paragraph-rsid="000bfaae" style:font-size-asian="9.60000038146973pt" style:font-weight-asian="normal" style:font-size-complex="11pt" style:font-weight-complex="normal"/>
    </style:style>
    <style:style style:name="P47" style:family="paragraph" style:parent-style-name="Standard" style:list-style-name="L8">
      <style:paragraph-properties fo:margin-top="0cm" fo:margin-bottom="0cm" loext:contextual-spacing="false" fo:text-align="start" style:justify-single-word="false" fo:padding="0cm" fo:border="none" style:shadow="none" style:join-border="false"/>
      <style:text-properties fo:font-size="11pt" fo:font-weight="normal" style:font-size-asian="9.60000038146973pt" style:font-weight-asian="normal" style:font-size-complex="11pt" style:font-weight-complex="normal"/>
    </style:style>
    <style:style style:name="P48" style:family="paragraph" style:parent-style-name="Standard" style:list-style-name="L7">
      <style:paragraph-properties fo:margin-top="0cm" fo:margin-bottom="0cm" loext:contextual-spacing="false" fo:text-align="start" style:justify-single-word="false" fo:padding="0cm" fo:border="none" style:shadow="none" style:join-border="false"/>
      <style:text-properties fo:font-size="11pt" fo:font-weight="normal" officeooo:rsid="0022a659" officeooo:paragraph-rsid="0022a659" style:font-size-asian="9.60000038146973pt" style:font-weight-asian="normal" style:font-size-complex="11pt" style:font-weight-complex="normal"/>
    </style:style>
    <style:style style:name="P49" style:family="paragraph" style:parent-style-name="Standard" style:list-style-name="L7">
      <style:paragraph-properties fo:margin-top="0cm" fo:margin-bottom="0cm" loext:contextual-spacing="false" fo:text-align="start" style:justify-single-word="false" fo:padding="0cm" fo:border="none" style:shadow="none" style:join-border="false"/>
      <style:text-properties fo:font-size="11pt" fo:font-weight="normal" officeooo:rsid="0022a659" officeooo:paragraph-rsid="00263d56" style:font-size-asian="9.60000038146973pt" style:font-weight-asian="normal" style:font-size-complex="11pt" style:font-weight-complex="normal"/>
    </style:style>
    <style:style style:name="P50" style:family="paragraph" style:parent-style-name="Standard" style:list-style-name="L7">
      <style:paragraph-properties fo:margin-top="0cm" fo:margin-bottom="0cm" loext:contextual-spacing="false" fo:text-align="start" style:justify-single-word="false" fo:padding="0cm" fo:border="none" style:shadow="none" style:join-border="false">
        <style:tab-stops>
          <style:tab-stop style:position="0.529cm"/>
        </style:tab-stops>
      </style:paragraph-properties>
      <style:text-properties officeooo:paragraph-rsid="000bfaae"/>
    </style:style>
    <style:style style:name="P51" style:family="paragraph" style:parent-style-name="Standard" style:list-style-name="L2">
      <style:paragraph-properties fo:margin-top="0.3cm" fo:margin-bottom="0.15cm" loext:contextual-spacing="false" fo:text-align="start" style:justify-single-word="false" fo:padding="0cm" fo:border="none" style:shadow="none" style:join-border="false"/>
      <style:text-properties fo:font-size="11pt" officeooo:rsid="001eda3c" officeooo:paragraph-rsid="001eda3c" style:font-size-asian="11pt" style:font-size-complex="11pt"/>
    </style:style>
    <style:style style:name="P52" style:family="paragraph" style:parent-style-name="Standard" style:list-style-name="L3">
      <style:paragraph-properties fo:margin-top="0.3cm" fo:margin-bottom="0.15cm" loext:contextual-spacing="false" fo:text-align="start" style:justify-single-word="false" fo:padding="0cm" fo:border="none" style:shadow="none" style:join-border="false"/>
      <style:text-properties fo:font-size="11pt" style:text-underline-style="none" fo:font-weight="normal" officeooo:rsid="000a7b27" officeooo:paragraph-rsid="000a7b27" style:font-size-asian="11pt" style:font-weight-asian="normal" style:font-size-complex="11pt" style:font-weight-complex="normal"/>
    </style:style>
    <style:style style:name="P53" style:family="paragraph" style:parent-style-name="Standard" style:list-style-name="L8">
      <style:paragraph-properties fo:margin-top="0.3cm" fo:margin-bottom="0.15cm" loext:contextual-spacing="false" fo:text-align="start" style:justify-single-word="false" fo:padding="0cm" fo:border="none" style:shadow="none" style:join-border="false"/>
      <style:text-properties fo:font-size="11pt" fo:font-weight="normal" officeooo:rsid="00231474" officeooo:paragraph-rsid="00231474" style:font-size-asian="11pt" style:font-weight-asian="normal" style:font-size-complex="11pt" style:font-weight-complex="normal"/>
    </style:style>
    <style:style style:name="P54" style:family="paragraph" style:parent-style-name="Standard" style:list-style-name="L2">
      <style:paragraph-properties fo:margin-top="0cm" fo:margin-bottom="0.15cm" loext:contextual-spacing="false" fo:text-align="start" style:justify-single-word="false" fo:padding="0cm" fo:border="none" style:shadow="none" style:join-border="false"/>
      <style:text-properties fo:font-size="11pt" officeooo:rsid="0018a035" officeooo:paragraph-rsid="0018a035" style:font-size-asian="11pt" style:font-size-complex="11pt"/>
    </style:style>
    <style:style style:name="P55" style:family="paragraph" style:parent-style-name="Standard" style:list-style-name="L2">
      <style:paragraph-properties fo:margin-top="0cm" fo:margin-bottom="0.15cm" loext:contextual-spacing="false" fo:text-align="start" style:justify-single-word="false" fo:padding="0cm" fo:border="none" style:shadow="none" style:join-border="false"/>
      <style:text-properties fo:font-size="11pt" officeooo:rsid="00080ae7" officeooo:paragraph-rsid="0018a035" style:font-size-asian="11pt" style:font-size-complex="11pt"/>
    </style:style>
    <style:style style:name="P56" style:family="paragraph" style:parent-style-name="Standard" style:list-style-name="L2">
      <style:paragraph-properties fo:margin-top="0cm" fo:margin-bottom="0.15cm" loext:contextual-spacing="false" fo:text-align="start" style:justify-single-word="false" fo:padding="0cm" fo:border="none" style:shadow="none" style:join-border="false"/>
      <style:text-properties fo:font-size="11pt" officeooo:rsid="00080ae7" officeooo:paragraph-rsid="00080ae7" style:font-size-asian="11pt" style:font-size-complex="11pt"/>
    </style:style>
    <style:style style:name="P57" style:family="paragraph" style:parent-style-name="Standard" style:list-style-name="L2">
      <style:paragraph-properties fo:margin-top="0cm" fo:margin-bottom="0.15cm" loext:contextual-spacing="false" fo:text-align="start" style:justify-single-word="false" fo:padding="0cm" fo:border="none" style:shadow="none" style:join-border="false"/>
      <style:text-properties fo:font-size="11pt" officeooo:rsid="00080ae7" officeooo:paragraph-rsid="001d0ccf" style:font-size-asian="11pt" style:font-size-complex="11pt"/>
    </style:style>
    <style:style style:name="P58" style:family="paragraph" style:parent-style-name="Standard" style:list-style-name="L2">
      <style:paragraph-properties fo:margin-top="0cm" fo:margin-bottom="0.15cm" loext:contextual-spacing="false" fo:text-align="start" style:justify-single-word="false" fo:padding="0cm" fo:border="none" style:shadow="none" style:join-border="false"/>
      <style:text-properties fo:font-size="11pt" style:font-size-asian="11pt" style:font-size-complex="11pt"/>
    </style:style>
    <style:style style:name="P59" style:family="paragraph" style:parent-style-name="Standard" style:list-style-name="L2">
      <style:paragraph-properties fo:margin-top="0cm" fo:margin-bottom="0.15cm" loext:contextual-spacing="false" fo:text-align="start" style:justify-single-word="false" fo:padding="0cm" fo:border="none" style:shadow="none" style:join-border="false"/>
      <style:text-properties fo:font-size="11pt" fo:font-weight="normal" style:font-size-asian="9.60000038146973pt" style:font-weight-asian="normal" style:font-size-complex="11pt" style:font-weight-complex="normal"/>
    </style:style>
    <style:style style:name="P60" style:family="paragraph" style:parent-style-name="Standard" style:list-style-name="L2">
      <style:paragraph-properties fo:margin-top="0cm" fo:margin-bottom="0.15cm" loext:contextual-spacing="false" fo:text-align="start" style:justify-single-word="false" fo:padding="0cm" fo:border="none" style:shadow="none" style:join-border="false"/>
      <style:text-properties fo:font-size="11pt" fo:font-weight="normal" officeooo:paragraph-rsid="00080ae7" style:font-size-asian="9.60000038146973pt" style:font-weight-asian="normal" style:font-size-complex="11pt" style:font-weight-complex="normal"/>
    </style:style>
    <style:style style:name="P61" style:family="paragraph" style:parent-style-name="Standard" style:list-style-name="L4">
      <style:paragraph-properties fo:margin-top="0cm" fo:margin-bottom="0.15cm" loext:contextual-spacing="false" fo:text-align="start" style:justify-single-word="false" fo:padding="0cm" fo:border="none" style:shadow="none" style:join-border="false"/>
      <style:text-properties fo:font-size="11pt" fo:font-weight="normal" officeooo:rsid="000bfaae" officeooo:paragraph-rsid="000bfaae" style:font-size-asian="11pt" style:font-weight-asian="normal" style:font-size-complex="11pt" style:font-weight-complex="normal"/>
    </style:style>
    <style:style style:name="P62" style:family="paragraph" style:parent-style-name="Standard" style:list-style-name="L8">
      <style:paragraph-properties fo:margin-top="0cm" fo:margin-bottom="0.15cm" loext:contextual-spacing="false" fo:text-align="start" style:justify-single-word="false" fo:padding="0cm" fo:border="none" style:shadow="none" style:join-border="false"/>
      <style:text-properties fo:font-size="11pt" fo:font-weight="normal" officeooo:rsid="00123746" officeooo:paragraph-rsid="00123746" style:font-size-asian="11pt" style:font-weight-asian="normal" style:font-size-complex="11pt" style:font-weight-complex="normal"/>
    </style:style>
    <style:style style:name="P63" style:family="paragraph" style:parent-style-name="Standard" style:list-style-name="L3">
      <style:paragraph-properties fo:margin-top="0cm" fo:margin-bottom="0.15cm" loext:contextual-spacing="false" fo:text-align="start" style:justify-single-word="false" fo:padding="0cm" fo:border="none" style:shadow="none" style:join-border="false"/>
      <style:text-properties fo:font-size="11pt" style:text-underline-style="none" fo:font-weight="normal" officeooo:rsid="000a7b27" officeooo:paragraph-rsid="000a7b27" style:font-size-asian="11pt" style:font-weight-asian="normal" style:font-size-complex="11pt" style:font-weight-complex="normal"/>
    </style:style>
    <style:style style:name="P64" style:family="paragraph" style:parent-style-name="Standard" style:list-style-name="L2">
      <style:paragraph-properties fo:margin-top="0cm" fo:margin-bottom="0.15cm" loext:contextual-spacing="false" fo:text-align="start" style:justify-single-word="false" fo:padding="0cm" fo:border="none" style:shadow="none" style:join-border="false"/>
    </style:style>
    <style:style style:name="P65" style:family="paragraph" style:parent-style-name="Standard">
      <style:paragraph-properties fo:margin-top="0.499cm" fo:margin-bottom="0cm" loext:contextual-spacing="false" fo:text-align="start" style:justify-single-word="false" fo:padding="0.049cm" fo:border-left="none" fo:border-right="none" fo:border-top="none" fo:border-bottom="0.06pt solid #000000" style:shadow="none" style:join-border="false"/>
      <style:text-properties fo:font-size="12pt" fo:font-weight="bold" officeooo:paragraph-rsid="001ff359" style:font-size-asian="12pt" style:font-weight-asian="bold" style:font-size-complex="12pt" style:font-weight-complex="bold"/>
    </style:style>
    <style:style style:name="P66" style:family="paragraph" style:parent-style-name="Standard">
      <style:paragraph-properties fo:margin-top="0.499cm" fo:margin-bottom="0cm" loext:contextual-spacing="false" fo:text-align="start" style:justify-single-word="false" fo:padding="0cm" fo:border="none" style:shadow="none" style:join-border="false"/>
      <style:text-properties fo:font-size="11pt" fo:font-weight="normal" style:font-size-asian="9.60000038146973pt" style:font-weight-asian="normal" style:font-size-complex="11pt" style:font-weight-complex="normal"/>
    </style:style>
    <style:style style:name="P67" style:family="paragraph" style:parent-style-name="Standard" style:list-style-name="L5">
      <style:paragraph-properties fo:margin-top="0cm" fo:margin-bottom="0.101cm" loext:contextual-spacing="false" fo:text-align="start" style:justify-single-word="false" fo:padding="0cm" fo:border="none" style:shadow="none" style:join-border="false"/>
      <style:text-properties fo:font-size="11pt" fo:font-weight="normal" officeooo:rsid="00231474" officeooo:paragraph-rsid="00231474" style:font-size-asian="11pt" style:font-weight-asian="normal" style:font-size-complex="11pt" style:font-weight-complex="normal"/>
    </style:style>
    <style:style style:name="P68" style:family="paragraph" style:parent-style-name="Standard" style:list-style-name="L5">
      <style:paragraph-properties fo:margin-top="0cm" fo:margin-bottom="0.101cm" loext:contextual-spacing="false" fo:text-align="start" style:justify-single-word="false" fo:padding="0cm" fo:border="none" style:shadow="none" style:join-border="false"/>
      <style:text-properties fo:font-size="11pt" fo:font-weight="normal" officeooo:rsid="001251f7" officeooo:paragraph-rsid="001251f7" style:font-size-asian="11pt" style:font-weight-asian="normal" style:font-size-complex="11pt" style:font-weight-complex="normal"/>
    </style:style>
    <style:style style:name="P69" style:family="paragraph" style:parent-style-name="Standard" style:list-style-name="L5">
      <style:paragraph-properties fo:margin-top="0.3cm" fo:margin-bottom="0.101cm" loext:contextual-spacing="false" fo:text-align="start" style:justify-single-word="false" fo:padding="0cm" fo:border="none" style:shadow="none" style:join-border="false"/>
      <style:text-properties fo:font-size="11pt" fo:font-weight="normal" officeooo:rsid="00231474" officeooo:paragraph-rsid="00231474"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ee3a5" style:font-weight-asian="normal" style:font-weight-complex="normal"/>
    </style:style>
    <style:style style:name="T3" style:family="text">
      <style:text-properties fo:font-weight="normal" officeooo:rsid="001d0ccf" style:font-weight-asian="normal" style:font-weight-complex="normal"/>
    </style:style>
    <style:style style:name="T4" style:family="text">
      <style:text-properties fo:font-size="11pt" fo:font-weight="normal" style:font-size-asian="9.60000038146973pt" style:font-weight-asian="normal" style:font-size-complex="11pt" style:font-weight-complex="normal"/>
    </style:style>
    <style:style style:name="T5" style:family="text">
      <style:text-properties fo:font-size="11pt" fo:font-weight="normal" officeooo:rsid="000bfaae" style:font-size-asian="9.60000038146973pt" style:font-weight-asian="normal" style:font-size-complex="11pt" style:font-weight-complex="normal"/>
    </style:style>
    <style:style style:name="T6" style:family="text">
      <style:text-properties fo:font-size="11pt" fo:font-weight="normal" style:font-size-asian="11pt" style:font-weight-asian="normal" style:font-size-complex="11pt" style:font-weight-complex="normal"/>
    </style:style>
    <style:style style:name="T7" style:family="text">
      <style:text-properties fo:font-size="11pt" style:font-size-asian="11pt" style:font-size-complex="11pt"/>
    </style:style>
    <style:style style:name="T8" style:family="text">
      <style:text-properties fo:font-size="13pt" fo:font-weight="normal" style:font-size-asian="13pt" style:font-weight-asian="normal" style:font-size-complex="13pt" style:font-weight-complex="normal"/>
    </style:style>
    <style:style style:name="T9" style:family="text">
      <style:text-properties fo:font-size="13pt" fo:font-weight="normal" officeooo:rsid="001b981c" style:font-size-asian="13pt" style:font-weight-asian="normal" style:font-size-complex="13pt" style:font-weight-complex="normal"/>
    </style:style>
    <style:style style:name="T10" style:family="text">
      <style:text-properties fo:font-size="13pt" fo:font-weight="normal" officeooo:rsid="001eda3c" style:font-size-asian="13pt" style:font-weight-asian="normal" style:font-size-complex="13pt" style:font-weight-complex="normal"/>
    </style:style>
    <style:style style:name="T11" style:family="text">
      <style:text-properties officeooo:rsid="0006d867"/>
    </style:style>
    <style:style style:name="T12" style:family="text">
      <style:text-properties officeooo:rsid="00080ae7"/>
    </style:style>
    <style:style style:name="T13" style:family="text">
      <style:text-properties officeooo:rsid="0008b141"/>
    </style:style>
    <style:style style:name="T14" style:family="text">
      <style:text-properties officeooo:rsid="000e82b1"/>
    </style:style>
    <style:style style:name="T15" style:family="text">
      <style:text-properties fo:font-weight="bold" style:font-weight-asian="bold" style:font-weight-complex="bold"/>
    </style:style>
    <style:style style:name="T16" style:family="text">
      <style:text-properties fo:font-weight="bold" officeooo:rsid="0015a22d" style:font-weight-asian="bold" style:font-weight-complex="bold"/>
    </style:style>
    <style:style style:name="T17" style:family="text">
      <style:text-properties officeooo:rsid="0018a035"/>
    </style:style>
    <style:style style:name="T18" style:family="text">
      <style:text-properties officeooo:rsid="001d0ccf"/>
    </style:style>
    <style:style style:name="T19" style:family="text">
      <style:text-properties officeooo:rsid="001eda3c"/>
    </style:style>
    <style:style style:name="T20" style:family="text">
      <style:text-properties officeooo:rsid="001ff359"/>
    </style:style>
    <style:style style:name="T21" style:family="text">
      <style:text-properties officeooo:rsid="0021a654"/>
    </style:style>
    <style:style style:name="T22" style:family="text">
      <style:text-properties officeooo:rsid="0021a9db"/>
    </style:style>
    <style:style style:name="T23" style:family="text">
      <style:text-properties style:text-position="super 58%"/>
    </style:style>
    <style:style style:name="T24" style:family="text">
      <style:text-properties style:text-position="super 58%" officeooo:rsid="0021a9db"/>
    </style:style>
    <style:style style:name="T25" style:family="text">
      <style:text-properties officeooo:rsid="0022a659"/>
    </style:style>
    <style:style style:name="T26" style:family="text">
      <style:text-properties officeooo:rsid="002408e3"/>
    </style:style>
    <style:style style:name="T27" style:family="text">
      <style:text-properties officeooo:rsid="0024d0c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UBEN N. S. ROWE</text:p>
      <text:p text:style-name="P26">Lecturer, Department of Computing, Royal Holloway University of London, Egham, TW20 0EX</text:p>
      <text:p text:style-name="P27"><text:span text:style-name="T8">Tel: +44 (0)1784 276827 <text:s text:c="3"/>Email: </text:span><text:a xlink:type="simple" xlink:href="mailto:reuben.rowe@cantab.net" text:style-name="Internet_20_link" text:visited-style-name="Visited_20_Internet_20_Link"><text:span text:style-name="T8">r</text:span></text:a><text:a xlink:type="simple" xlink:href="mailto:reuben.rowe@cantab.net" text:style-name="Internet_20_link" text:visited-style-name="Visited_20_Internet_20_Link"><text:span text:style-name="T9">euben.rowe@</text:span></text:a><text:a xlink:type="simple" xlink:href="mailto:reuben.rowe@cantab.net" text:style-name="Internet_20_link" text:visited-style-name="Visited_20_Internet_20_Link"><text:span text:style-name="T10">rhul.ac.uk</text:span></text:a><text:span text:style-name="T9"> <text:s text:c="3"/></text:span><text:span text:style-name="T8">Nationality: British</text:span></text:p>
      <text:p text:style-name="P14">RESEARCH INTERESTS</text:p>
      <text:list xml:id="list8673189359773292114" text:style-name="L1">
        <text:list-item>
          <text:p text:style-name="P28">Program logics and (automatic) verification</text:p>
        </text:list-item>
        <text:list-item>
          <text:p text:style-name="P33">Separation Logic, <text:span text:style-name="T13">Transitive Closure Logic</text:span></text:p>
        </text:list-item>
        <text:list-item>
          <text:p text:style-name="P34">Infinitary and cyclic proof theory</text:p>
        </text:list-item>
        <text:list-item>
          <text:p text:style-name="P34">Refactoring <text:span text:style-name="T19">and Program Synthesis</text:span></text:p>
        </text:list-item>
        <text:list-item>
          <text:p text:style-name="P35">Semantics and type <text:span text:style-name="T12">systems </text:span>for programming languages <text:span text:style-name="T13">(i</text:span>ntersection types, guarded recursive types<text:span text:style-name="T13">)</text:span></text:p>
        </text:list-item>
        <text:list-item>
          <text:p text:style-name="P36"><text:span text:style-name="T13">New programming paradigms,</text:span> foundational models of computation</text:p>
        </text:list-item>
      </text:list>
      <text:p text:style-name="P13">EDUCATION</text:p>
      <table:table table:name="Table1" table:style-name="Table1">
        <table:table-column table:style-name="Table1.A"/>
        <table:table-column table:style-name="Table1.B"/>
        <table:table-row>
          <table:table-cell table:style-name="Table1.A1" office:value-type="string">
            <text:p text:style-name="P3">PhD (Computer Science)<text:span text:style-name="T1"><text:tab/><text:tab/></text:span>Imperial College London</text:p>
          </table:table-cell>
          <table:table-cell table:style-name="Table1.A1" office:value-type="string">
            <text:p text:style-name="P12">2008 - 2012</text:p>
          </table:table-cell>
        </table:table-row>
        <table:table-row>
          <table:table-cell table:style-name="Table1.A1" table:number-columns-spanned="2" office:value-type="string">
            <text:p text:style-name="P2">Thesis: Semantic Types for Class-based Objects<text:tab/><text:tab/>Supervisor: Dr Steffen Van Bakel</text:p>
            <text:p text:style-name="P22"><text:tab/><text:tab/><text:tab/><text:tab/><text:tab/><text:tab/><text:tab/>Examiners: Prof. Mariangiola Dezani, Prof. Luca Cardelli</text:p>
          </table:table-cell>
          <table:covered-table-cell/>
        </table:table-row>
        <table:table-row>
          <table:table-cell table:style-name="Table1.A1" office:value-type="string">
            <text:p text:style-name="P11">MSc in Advanced Computing<text:tab/><text:tab/>Imperial College London</text:p>
          </table:table-cell>
          <table:table-cell table:style-name="Table1.A1" office:value-type="string">
            <text:p text:style-name="P11">2007 - 2008</text:p>
          </table:table-cell>
        </table:table-row>
        <table:table-row>
          <table:table-cell table:style-name="Table1.A1" table:number-columns-spanned="2" office:value-type="string">
            <text:p text:style-name="P19">Distinguished Dissertation: Intersection Types for Class-based Object-Oriented Programming</text:p>
          </table:table-cell>
          <table:covered-table-cell/>
        </table:table-row>
        <table:table-row>
          <table:table-cell table:style-name="Table1.A1" office:value-type="string">
            <text:p text:style-name="P11">BA (Hons) Computer Science<text:tab/><text:tab/>University of Cambridge <text:span text:style-name="T1">(Fitzwilliam College)</text:span></text:p>
          </table:table-cell>
          <table:table-cell table:style-name="Table1.A1" office:value-type="string">
            <text:p text:style-name="P11">2001 - 2004</text:p>
          </table:table-cell>
        </table:table-row>
      </table:table>
      <text:p text:style-name="P13">EMPLOYMENT (ACADEMIC)</text:p>
      <table:table table:name="Table2" table:style-name="Table2">
        <table:table-column table:style-name="Table2.A"/>
        <table:table-column table:style-name="Table2.B"/>
        <table:table-row>
          <table:table-cell table:style-name="Table2.A1" office:value-type="string">
            <text:p text:style-name="P10">Lecturer<text:tab/><text:tab/><text:tab/><text:tab/>Royal Holloway, University of London</text:p>
          </table:table-cell>
          <table:table-cell table:style-name="Table2.A1" office:value-type="string">
            <text:p text:style-name="P7">Aug 2019 –</text:p>
          </table:table-cell>
        </table:table-row>
        <table:table-row>
          <table:table-cell table:style-name="Table2.A1" office:value-type="string">
            <text:p text:style-name="P9">Research Associate<text:tab/><text:tab/><text:tab/>University of Kent, School of Computing</text:p>
            <text:p text:style-name="P23">Employed on EPSRC Grant EP/N028759/1 “Trustworthy Refactoring”</text:p>
          </table:table-cell>
          <table:table-cell table:style-name="Table2.A1" office:value-type="string">
            <text:p text:style-name="P6"><text:span text:style-name="T11">Dec </text:span>2016 – <text:span text:style-name="T17">Aug 2019</text:span></text:p>
          </table:table-cell>
        </table:table-row>
        <table:table-row>
          <table:table-cell table:style-name="Table2.A1" office:value-type="string">
            <text:p text:style-name="P8">Research Associate<text:tab/><text:tab/><text:tab/>UCL, Department of Computer Science</text:p>
            <text:p text:style-name="P21">Employed on EPSRC Grant EP/K040049/1 “Boosting Automated Verification Using Cyclic Proof”</text:p>
          </table:table-cell>
          <table:table-cell table:style-name="Table2.A1" office:value-type="string">
            <text:p text:style-name="P5"><text:span text:style-name="T11">May </text:span>2014 – <text:span text:style-name="T11">Nov 2016</text:span></text:p>
          </table:table-cell>
        </table:table-row>
        <table:table-row>
          <table:table-cell table:style-name="Table2.A1" office:value-type="string">
            <text:p text:style-name="P8">Teaching Fellow<text:tab/><text:tab/><text:tab/>Imperial College London, Department of Computing</text:p>
            <text:p text:style-name="P20">Responsible primarily for teaching duties and course organisation of MSc in Computing Science</text:p>
          </table:table-cell>
          <table:table-cell table:style-name="Table2.A1" office:value-type="string">
            <text:p text:style-name="P5"><text:span text:style-name="T11">Aug </text:span>2012 <text:s/>– <text:span text:style-name="T11">May </text:span>2014</text:p>
          </table:table-cell>
        </table:table-row>
      </table:table>
      <text:p text:style-name="P15">PUBLICATIONS</text:p>
      <text:list xml:id="list9099957969719820350" text:style-name="L2">
        <text:list-item>
          <text:p text:style-name="P51"><text:span text:style-name="T1">Liron Cohen and Reuben N. S. Rowe. </text:span><text:span text:style-name="T2">Integrating Induction and Coinduction via Closure Operators and Proof Cycles. </text:span><text:span text:style-name="T1">IJCAR 2020 (to appear).</text:span></text:p>
        </text:list-item>
        <text:list-item>
          <text:p text:style-name="P57"><text:span text:style-name="T2">Liron Cohen, Reuben N. S. Rowe, and Yoni Zohar. Automated Reasoning in Herbrand Structures. Journal of Logic and Computation </text:span><text:span text:style-name="T3">29(5): 693-721 (2019)</text:span></text:p>
        </text:list-item>
        <text:list-item>
          <text:p text:style-name="P54">Simon Docherty, Reuben N. S. Rowe. A Non-wellfounded, Labelled Proof System for Propositional Dynamic Logic. TABLEAUX 2019: <text:span text:style-name="T18">335-352</text:span></text:p>
        </text:list-item>
        <text:list-item>
          <text:p text:style-name="P54">Reuben N. S. Rowe, Hugo Férée, Simon J. Thompson, Scott Owens. Characterising Renaming Within OCaml's Module System: Theory and Implementation. PLDI 2019: 950-965</text:p>
        </text:list-item>
        <text:list-item>
          <text:p text:style-name="P54">Reuben N. S. Rowe, Hugo Férée, Simon J. Thompson, Scott Owens. Rotor: A Tool for Renaming Values in OCaml's Module System. IWOR@ICSE 2019: 27-30</text:p>
        </text:list-item>
        <text:list-item>
          <text:p text:style-name="P55">Liron Cohen, Reuben N. S. Rowe: Uniform Inductive Reasoning in Transitive Closure Logic via Infinite Descent. CSL 2018: 17:1-17:16</text:p>
        </text:list-item>
        <text:list-item>
          <text:p text:style-name="P56">Steven Cheung, Victor Darvariu, Dan R. Ghica, Koko Muroya, Reuben N. S. Rowe: A Functional Perspective on Machine Learning via Programmable Induction and Abduction. FLOPS 2018: 84-98</text:p>
        </text:list-item>
        <text:list-item>
          <text:p text:style-name="P56">Reuben N. S. Rowe, James Brotherston: Realizability in Cyclic Proof: Extracting Ordering Information for Infinite Descent. TABLEAUX 2017: 295-310</text:p>
        </text:list-item>
        <text:list-item>
          <text:p text:style-name="P56">Reuben N. S. Rowe, James Brotherston: Automatic Cyclic Termination Proofs for Recursive Procedures in Separation Logic. CPP 2017: 53-65</text:p>
        </text:list-item>
        <text:list-item>
          <text:p text:style-name="P58"><text:soft-page-break/>James Brotherston, Nikos Gorogiannis, Max I. Kanovich, Reuben Rowe: Model Checking for Symbolic-Heap Separation Logic with Inductive Predicates. In POPL 2016 , pages 84-96</text:p>
        </text:list-item>
        <text:list-item>
          <text:p text:style-name="P64"><text:span text:style-name="T4">Reuben N. S. Rowe: Encoding the Factorisation Calculus. In EXPRESS/SOS 2015,</text:span><text:span text:style-name="T6"> </text:span><text:span text:style-name="T7">EPTCS 190, 2015, pages 76-90</text:span></text:p>
        </text:list-item>
        <text:list-item>
          <text:p text:style-name="P60">Reuben N. S. Rowe, Steffen van Bakel: Semantic Types and Approximation for Featherweight Java. Theoretical Computer Science, Volume 517, pages 34-74 (2014)</text:p>
        </text:list-item>
        <text:list-item>
          <text:p text:style-name="P59">Steffen van Bakel, Reuben N. S. Rowe: Functional Type Assignment for Featherweight Java - To Rinus Plasmeijer, in Honour of His 61st Birthday. The Beauty of Functional Code 2013, pages 27-46</text:p>
        </text:list-item>
        <text:list-item>
          <text:p text:style-name="P59">Reuben N. S. Rowe. Safe, Flexible Recursive Types for Featherweight Java. In Proceedings of ICCSW'11, pages 80-86, Imperial College London Technical Report DTR11-9</text:p>
        </text:list-item>
        <text:list-item>
          <text:p text:style-name="P59">Reuben N. S. Rowe and Steffen van Bakel. Approximation Semantics and Expressive Predicate Assignment for Object-Oriented Programming (Extended Abstract). In TLCA 2011, pages 229- 244. </text:p>
        </text:list-item>
        <text:list-item>
          <text:p text:style-name="P42">Steffen van Bakel and Reuben N. S. Rowe. Semantic Predicate Types for Class-based Object Oriented Programming. In FTfJP’09, 2009. </text:p>
        </text:list-item>
      </text:list>
      <text:p text:style-name="P17">PRESENTED ABSTRACTS</text:p>
      <text:list xml:id="list1567938529529157978" text:style-name="L3">
        <text:list-item>
          <text:p text:style-name="P52">Reuben Rowe and Liron Cohen. Transitive Closure Logic: Infinitary and Cyclic Proof Systems. Presented at Programming And Reasoning on Infinite Structures (PARIS), a workshop affiliated with FSCD@FLOC 2018, Oxford, UK, July 7<text:span text:style-name="T23">th</text:span>-8<text:span text:style-name="T23">th</text:span>, 2018</text:p>
        </text:list-item>
        <text:list-item>
          <text:p text:style-name="P63">Reuben N. S. Rowe and Simon Thompson. ROTOR: First Steps Towards a Refactoring Tool for OCaml. Presented at The OCaml Users and Developers Workshop, Oxford, UK, September 8<text:span text:style-name="T23">th</text:span>, 2017</text:p>
        </text:list-item>
        <text:list-item>
          <text:p text:style-name="P63">Reuben Rowe and James Brotherston. Automatic Cyclic Termination Proofs for Recursive Procedures in Separation Logic. Presented at The Seventh Workshop on Tools for Automatic Program Analysis (TAPAS 2016), Edinburgh, UK, September 7<text:span text:style-name="T23">th</text:span>, 2016</text:p>
        </text:list-item>
      </text:list>
      <text:p text:style-name="P25">PAPERS UNDER SUBMISSION</text:p>
      <text:list xml:id="list8345115996201841479" text:style-name="L4">
        <text:list-item>
          <text:p text:style-name="P61">Liron Cohen and Reuben N. S. Rowe. <text:span text:style-name="T14">Non-well-founded Proof Theory of Transitive Closure Logic. Submitted to ACM Transactions on Computational Logic (Oct 2018)</text:span></text:p>
        </text:list-item>
      </text:list>
      <text:p text:style-name="P18">TALKS &amp; SEMINAR PRESENTATIONS</text:p>
      <text:list xml:id="list988255948895858552" text:style-name="L5">
        <text:list-item>
          <text:p text:style-name="P69">February 2020, <text:span text:style-name="T15">UCL PPLV Cyclic Proof Reading Group</text:span>,<text:line-break/><text:tab/>(A Non-wellfounded, Labelled Proof System for Propositional Dynamic Logic)</text:p>
        </text:list-item>
        <text:list-item>
          <text:p text:style-name="P67">December 2019, <text:span text:style-name="T15">TU Delft Programming Languages Seminar</text:span>,<text:line-break/><text:tab/>(Characterising Renaming Within OCaml’s Module System)</text:p>
        </text:list-item>
        <text:list-item>
          <text:p text:style-name="P68">December 2018, <text:span text:style-name="T15">University of Kent, PLAS Research Group Seminar</text:span><text:line-break/><text:tab/>(Characterising Renaming Within OCaml's Module System)</text:p>
        </text:list-item>
        <text:list-item>
          <text:p text:style-name="P68">November 2018, <text:span text:style-name="T15">Cornell University, Programming Languages Seminar</text:span><text:line-break/><text:tab/>(Characterising Renaming Within OCaml's Module System)</text:p>
        </text:list-item>
        <text:list-item>
          <text:p text:style-name="P68">October 2018, <text:span text:style-name="T15">Birmingham University, Theoretical Computer Science Seminar</text:span><text:line-break/><text:tab/>(Towards a Formal Theory of Renaming in OCaml)</text:p>
        </text:list-item>
        <text:list-item>
          <text:p text:style-name="P68">September 2018, <text:span text:style-name="T15">10th South of England Regional Programming Language Seminar </text:span><text:span text:style-name="T16">(Birkbeck)</text:span><text:line-break/><text:tab/>(Uniform Inductive Reasoning in Transitive Closure Logic via Infinite Descent)</text:p>
        </text:list-item>
        <text:list-item>
          <text:p text:style-name="P68">July 2018, <text:span text:style-name="T15">Queen Mary University of London, Joint Theory Seminar</text:span><text:line-break/><text:tab/>(Uniform Inductive Reasoning in Transitive Closure Logic via Infinite Descent)</text:p>
        </text:list-item>
        <text:list-item>
          <text:p text:style-name="P68">July 2018, <text:span text:style-name="T15">PARIS Workshop @ FloC</text:span> (Demo of the Cyclist automatic verification tool)</text:p>
        </text:list-item>
        <text:list-item>
          <text:p text:style-name="P68">October 2017, <text:span text:style-name="T15">University of Kent, PLAS Research Group Seminar</text:span><text:line-break/><text:tab/>(Realizability in Cyclic Proof: Extracting Ordering Information for Infinite Descent)</text:p>
        </text:list-item>
        <text:list-item>
          <text:p text:style-name="P68">October 2017, <text:span text:style-name="T15">University of Birmingham, Theoretical Computer Science Seminar</text:span><text:line-break/><text:tab/>(Realizability in Cyclic Proof: Extracting Ordering Information for Infinite Descent)</text:p>
        </text:list-item>
        <text:list-item>
          <text:p text:style-name="P68"><text:soft-page-break/>May 2016, <text:span text:style-name="T15">University of Cambridge, Programming Research Group Seminar</text:span><text:line-break/><text:tab/>(Program Verification Using Cyclic Proof)</text:p>
        </text:list-item>
        <text:list-item>
          <text:p text:style-name="P68">April 2015, <text:span text:style-name="T15">UCL, Resource Reasoning Project Meeting</text:span><text:line-break/><text:tab/>(Verifying Heap-manipulating Recursive Procedures Using Cyclic Proof)</text:p>
        </text:list-item>
        <text:list-item>
          <text:p text:style-name="P68">March 2015, <text:span text:style-name="T15">Chalmers University, Second Workshop on Automated Inductive Theorem-proving</text:span><text:line-break/><text:tab/>(short presentation on Program Verification using Cyclic Proof)</text:p>
        </text:list-item>
      </text:list>
      <text:p text:style-name="P16">PROFESSIONAL QUALIFICATIONS</text:p>
      <text:list xml:id="list7818364846784164647" text:style-name="L6">
        <text:list-item>
          <text:p text:style-name="P30">PG Certificate (University Learning and Teaching)<text:tab/>Imperial College London<text:tab/><text:tab/>2014</text:p>
        </text:list-item>
      </text:list>
      <text:p text:style-name="P15">TEACHING EXPERIENCE</text:p>
      <text:list xml:id="list7810601138934147447" text:style-name="L7">
        <text:list-item>
          <text:p text:style-name="P32">Module <text:span text:style-name="T27">Support</text:span>, 1<text:span text:style-name="T23">st</text:span> year UG Programming Laboratory, <text:span text:style-name="T25">2019</text:span></text:p>
        </text:list-item>
        <text:list-item>
          <text:p text:style-name="P48">Lecturer, Object-Oriented Programming II (1<text:span text:style-name="T23">st</text:span> year UG), 2020</text:p>
        </text:list-item>
        <text:list-item>
          <text:p text:style-name="P43">Lectur<text:span text:style-name="T22">er,</text:span> Object-Oriented Design and Programming (<text:span text:style-name="T22">half module</text:span>), 2011, 2012, 2013</text:p>
        </text:list-item>
        <text:list-item>
          <text:p text:style-name="P43">Lectur<text:span text:style-name="T22">er,</text:span> Introduction to Java (<text:span text:style-name="T22">half module</text:span>), 2012, 2013, 2014</text:p>
        </text:list-item>
        <text:list-item>
          <text:p text:style-name="P43">Lectur<text:span text:style-name="T22">er,</text:span> Software Engineering Practice (<text:span text:style-name="T22">half module</text:span>), 2014</text:p>
        </text:list-item>
        <text:list-item>
          <text:p text:style-name="P49">Tutorial Supervision, Mathematical Structures &amp; Machine Fundamentals (1<text:span text:style-name="T23">st</text:span> year UG), 2019-2020</text:p>
        </text:list-item>
        <text:list-item>
          <text:p text:style-name="P45"><text:span text:style-name="T25">Tutorial </text:span>Supervision, <text:span text:style-name="T22">1</text:span><text:span text:style-name="T24">st</text:span><text:span text:style-name="T22"> year UG P</text:span>rogramming, 2012-2014</text:p>
        </text:list-item>
        <text:list-item>
          <text:p text:style-name="P45"><text:span text:style-name="T25">Project </text:span>Supervision, MEng and MSc individual projects, 2013-2014, <text:span text:style-name="T22">2019-2020</text:span></text:p>
        </text:list-item>
        <text:list-item>
          <text:p text:style-name="P43"><text:span text:style-name="T25">Project </text:span>Supervision, MSc and Undergraduate group projects, 2012-2014</text:p>
        </text:list-item>
        <text:list-item>
          <text:p text:style-name="P44"><text:span text:style-name="T22">Module Leader,</text:span> <text:span text:style-name="T22">P</text:span>rogramming <text:span text:style-name="T22">L</text:span>aboratory <text:span text:style-name="T25">(Conversion MSc)</text:span>, 2012-2013</text:p>
        </text:list-item>
        <text:list-item>
          <text:p text:style-name="P43"><text:span text:style-name="T22">Coordinator, </text:span>MSc group and individual projects, 2012-2014</text:p>
        </text:list-item>
        <text:list-item>
          <text:p text:style-name="P43">Personal <text:span text:style-name="T22">T</text:span>utor, <text:span text:style-name="T22">UG/PGT</text:span>, 2012-2014, <text:span text:style-name="T25">2019-Present</text:span></text:p>
        </text:list-item>
        <text:list-item>
          <text:p text:style-name="P46">Tutorial/Lab support (2008-<text:span text:style-name="T22">2016</text:span>):</text:p>
          <text:list>
            <text:list-item>
              <text:p text:style-name="P46">(UCL) Theory I, Theory II, Logic and Database Theory, Object-Oriented Programming</text:p>
            </text:list-item>
            <text:list-item>
              <text:p text:style-name="P50"><text:span text:style-name="T4">(Imperial College) Reasoning About Programs, Models of Computation,<text:line-break/></text:span><text:span text:style-name="T5">Advanced</text:span><text:span text:style-name="T4"> Issues in Object-Oriented Programming</text:span></text:p>
            </text:list-item>
          </text:list>
        </text:list-item>
      </text:list>
      <text:p text:style-name="P15">PROFESSIONAL <text:span text:style-name="T22">ADMINISTRATION &amp; </text:span>ACTIVITIES</text:p>
      <text:list xml:id="list8346467218234691925" text:style-name="L8">
        <text:list-item>
          <text:p text:style-name="P29">Co-ordinator for Year in Industry Programmes (RHUL), 2020-Present</text:p>
        </text:list-item>
        <text:list-item>
          <text:p text:style-name="P41">Member of Departmental Academic Misconduct Panel (RHUL), 2019-Present </text:p>
        </text:list-item>
        <text:list-item>
          <text:p text:style-name="P38">Organisation of PPLV seminar series (UCL), 2015-<text:span text:style-name="T20">2016</text:span></text:p>
        </text:list-item>
        <text:list-item>
          <text:p text:style-name="P47">Full responsibility for MSc admissions process (Imperial), 2012-2014</text:p>
        </text:list-item>
        <text:list-item>
          <text:p text:style-name="P47">Member of Imperial College Dept. of Computing Academic Committee (Teaching), 2012-2014</text:p>
        </text:list-item>
        <text:list-item>
          <text:p text:style-name="P37">Member of the <text:span text:style-name="T13">Organising</text:span> Committee for ICCSW 2011 (Imperial College Computing Students' Workshop)</text:p>
        </text:list-item>
      </text:list>
      <text:p text:style-name="P65">PROFESSIONAL <text:span text:style-name="T20">SERVICE</text:span></text:p>
      <text:list xml:id="list234210621306865" text:continue-numbering="true" text:style-name="L8">
        <text:list-item>
          <text:p text:style-name="P53">Organiser, Special Session on Proof Theory, ASL North American Annual Meeting 2020</text:p>
        </text:list-item>
        <text:list-item>
          <text:p text:style-name="P62"><text:span text:style-name="T26">R</text:span>eviewer for the following conferences and journals:</text:p>
          <text:list>
            <text:list-item>
              <text:p text:style-name="P39">APLAS (Asian Symposium on Programming Languages and Systems)</text:p>
            </text:list-item>
            <text:list-item>
              <text:p text:style-name="P39">CAV (Intl Conference on Computer-Aided Verification)</text:p>
            </text:list-item>
            <text:list-item>
              <text:p text:style-name="P39">CL&amp;C (Intl Workshop on Classical Logic and Computation)</text:p>
            </text:list-item>
            <text:list-item>
              <text:p text:style-name="P39">CMCS (Intl Workshop on Coalgebraic Methods in Computer Science)</text:p>
            </text:list-item>
            <text:list-item>
              <text:p text:style-name="P39">CPP (I<text:span text:style-name="T21">nt</text:span>l Conference on Certified Programs and Proofs)</text:p>
            </text:list-item>
            <text:list-item>
              <text:p text:style-name="P39">FLOPS (Intl Symposium on Functional and Logic Programming)</text:p>
            </text:list-item>
            <text:list-item>
              <text:p text:style-name="P39">FoSSaCS (Intl Conference on Foundations of Software Science and Computation Structures)</text:p>
            </text:list-item>
            <text:list-item>
              <text:p text:style-name="P39">I&amp;C (Information and Computation)</text:p>
            </text:list-item>
            <text:list-item>
              <text:p text:style-name="P39">ICALP (Intl Colloquium on Automata, Languages, and Programming)</text:p>
            </text:list-item>
            <text:list-item>
              <text:p text:style-name="P39">IJCAR (Intl Joint Conference on Automated Reasoning)</text:p>
            </text:list-item>
            <text:list-item>
              <text:p text:style-name="P39">JAR (Journal of Automated Reasoning)</text:p>
            </text:list-item>
            <text:list-item>
              <text:p text:style-name="P40">JLC (Journal of Logic and Computation)</text:p>
            </text:list-item>
            <text:list-item>
              <text:p text:style-name="P39"><text:soft-page-break/>LICS (Symposium on Logic in Computer Science)</text:p>
            </text:list-item>
            <text:list-item>
              <text:p text:style-name="P39">LMCS (Logical Methods in Computer Science)</text:p>
            </text:list-item>
            <text:list-item>
              <text:p text:style-name="P39">LSFA (Workshop on Logical and Semantic Frameworks with Applications)</text:p>
            </text:list-item>
            <text:list-item>
              <text:p text:style-name="P39">OOPSLA (Intl Conf. on Object-oriented Programming, Systems, Languages, and Applications)</text:p>
            </text:list-item>
            <text:list-item>
              <text:p text:style-name="P39">POPL (Symposium on Principles of Programming Languages)</text:p>
            </text:list-item>
            <text:list-item>
              <text:p text:style-name="P40">TACAS (<text:span text:style-name="T21">Intl Conference on </text:span>Tools and Algorithms for the Construction and Analysis of Systems)</text:p>
            </text:list-item>
            <text:list-item>
              <text:p text:style-name="P39">TLCA (Intl Conference on Typed Lambda Calculi and Applications)</text:p>
            </text:list-item>
            <text:list-item>
              <text:p text:style-name="P39">TFP (Symposium on Trends in Functional Programming)</text:p>
            </text:list-item>
          </text:list>
        </text:list-item>
      </text:list>
      <text:p text:style-name="P15">AWARDS</text:p>
      <text:list xml:id="list6104536400432144283" text:style-name="L9">
        <text:list-item>
          <text:p text:style-name="P31">EPSRC Doctoral Training Award (DTA)</text:p>
        </text:list-item>
      </text:list>
      <text:p text:style-name="P15">EMPLOYMENT (NON-ACADEMIC)</text:p>
      <table:table table:name="Table3" table:style-name="Table3">
        <table:table-column table:style-name="Table3.A"/>
        <table:table-column table:style-name="Table3.B"/>
        <table:table-row>
          <table:table-cell table:style-name="Table3.A1" office:value-type="string">
            <text:p text:style-name="P11">Applications Developer<text:tab/><text:tab/>Hyperspheric Solutions Ltd, Cambridge</text:p>
            <text:p text:style-name="P24">Web 2.0 resource management and social networking systems, C# .NET</text:p>
          </table:table-cell>
          <table:table-cell table:style-name="Table3.A1" office:value-type="string">
            <text:p text:style-name="P4">2005 - 2007</text:p>
          </table:table-cell>
        </table:table-row>
        <table:table-row>
          <table:table-cell table:style-name="Table3.A1" office:value-type="string">
            <text:p text:style-name="P8">Applications Developer<text:tab/><text:tab/>TMR Digitial, London</text:p>
            <text:p text:style-name="P24">Cold Fusion web development, programming for a bespoke children's game console</text:p>
          </table:table-cell>
          <table:table-cell table:style-name="Table3.A1" office:value-type="string">
            <text:p text:style-name="P4">2004 - 2005</text:p>
          </table:table-cell>
        </table:table-row>
      </table:table>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uben </meta:initial-creator>
    <meta:creation-date>2014-02-11T22:31:28</meta:creation-date>
    <dc:date>2020-04-05T23:42:08.533784063</dc:date>
    <meta:editing-duration>PT4H15M25S</meta:editing-duration>
    <meta:editing-cycles>51</meta:editing-cycles>
    <meta:generator>LibreOffice/5.1.6.2$Linux_X86_64 LibreOffice_project/10m0$Build-2</meta:generator>
    <meta:document-statistic meta:table-count="3" meta:image-count="0" meta:object-count="0" meta:page-count="4" meta:paragraph-count="126" meta:word-count="1394" meta:character-count="9849" meta:non-whitespace-character-count="8616"/>
  </office:meta>
</office:document-meta>
</file>